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language="ru" fo:country="RU" officeooo:rsid="001f531f" officeooo:paragraph-rsid="001f531f"/>
    </style:style>
    <style:style style:name="P2" style:family="paragraph" style:parent-style-name="Standard">
      <style:text-properties style:font-name="Times New Roman" fo:language="ru" fo:country="RU" officeooo:rsid="002063e5" officeooo:paragraph-rsid="002063e5"/>
    </style:style>
    <style:style style:name="P3" style:family="paragraph" style:parent-style-name="Standard">
      <style:text-properties style:font-name="Times New Roman" fo:language="ru" fo:country="RU" officeooo:rsid="00213db8" officeooo:paragraph-rsid="00213db8"/>
    </style:style>
    <style:style style:name="P4" style:family="paragraph" style:parent-style-name="Standard">
      <style:text-properties officeooo:paragraph-rsid="00213db8"/>
    </style:style>
    <style:style style:name="P5" style:family="paragraph" style:parent-style-name="Standard">
      <style:text-properties officeooo:rsid="00213db8" officeooo:paragraph-rsid="00213db8"/>
    </style:style>
    <style:style style:name="P6" style:family="paragraph" style:parent-style-name="Standard"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13db8" officeooo:paragraph-rsid="00213db8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font-name="Times New Roman" fo:language="ru" fo:country="RU" officeooo:rsid="002063e5" officeooo:paragraph-rsid="002063e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7d06"/>
    </style:style>
    <style:style style:name="T3" style:family="text">
      <style:text-properties fo:language="en" fo:country="US" officeooo:rsid="002471e7"/>
    </style:style>
    <style:style style:name="T4" style:family="text">
      <style:text-properties fo:language="en" fo:country="US" officeooo:rsid="002537a3"/>
    </style:style>
    <style:style style:name="T5" style:family="text">
      <style:text-properties fo:language="en" fo:country="US" officeooo:rsid="00270e55"/>
    </style:style>
    <style:style style:name="T6" style:family="text"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" style:family="text"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13db8" style:font-size-asian="12pt" style:font-style-asian="normal" style:font-weight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9" style:family="tex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213db8" style:font-size-asian="12pt" style:font-style-asian="normal" style:font-weight-asian="normal" style:font-size-complex="12pt" style:text-emphasize="none"/>
    </style:style>
    <style:style style:name="T10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1" style:family="text">
      <style:text-properties style:font-name="Times New Roman" fo:font-size="12pt" fo:language="ru" fo:country="RU" officeooo:rsid="00213db8" style:font-size-asian="12pt" style:font-size-complex="12pt"/>
    </style:style>
    <style:style style:name="T12" style:family="text">
      <style:text-properties style:font-name="Times New Roman" fo:font-size="12pt" fo:language="en" fo:country="US" officeooo:rsid="00213db8" style:font-size-asian="12pt" style:font-size-complex="12pt"/>
    </style:style>
    <style:style style:name="T13" style:family="text">
      <style:text-properties officeooo:rsid="002471e7"/>
    </style:style>
    <style:style style:name="T14" style:family="text">
      <style:text-properties officeooo:rsid="00270e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Что такое вычислительная сложность алгоритма?</text:p>
      <text:p text:style-name="P1"/>
      <text:p text:style-name="P1">Вычислительная сложность алгоритма - это количество времени и памяти, необходимых для выполнения алгоритма при различных размерах входных данных. Она позволяет оценить эффективность работы алгоритма и его способность обрабатывать большие объемы данных. </text:p>
      <text:p text:style-name="P1"/>
      <text:p text:style-name="P2">2. Что означают записи f(n) = O(g(n)), f(n) = Θ<text:span text:style-name="T2">(</text:span>g(n)), f(n) = Ω(g(n))?</text:p>
      <text:p text:style-name="P2"/>
      <text:p text:style-name="P2">* f(n) = O(g(n)) означает, что алгоритм сортировки имеет оценку временной сложности не более, чем g(n). То есть, время выполнения алгоритма не превышает времени, оцененного функцией g(n), при достаточно больших n.</text:p>
      <text:p text:style-name="P2"/>
      <text:p text:style-name="P2">* f(n) = Θ(g(n)) означает, что алгоритм сортировки имеет оценку временной сложности, равную g(n). Это означает, что алгоритм сортировки имеет точную временную сложность, соответствующую функции g(n), без изменения порядка роста при увеличении размера входных данных.</text:p>
      <text:p text:style-name="P2"/>
      <text:p text:style-name="P2">* f(n) = Ω(g(n)) означает, что алгоритм сортировки имеет оценку временной сложности не менее, чем g(n). То есть, время выполнения алгоритма не меньше времени, оцененного функцией g(n), при достаточно больших n.</text:p>
      <text:p text:style-name="P2"/>
      <text:p text:style-name="P2">3. Какой алгоритм сортировки называется устойчивым (stable)?</text:p>
      <text:p text:style-name="P2"/>
      <text:p text:style-name="P2">Алгоритм сортировки, который сохраняет относительный порядок элементов с одинаковыми значениями, называется устойчивым, или stabl<text:span text:style-name="T3">e</text:span>. Примеры устойчивых алгоритмов сортировки включают сортировку слиянием (Merge Sort) и сортировку вставками (Insertion Sort), в то время как примерами неустойчивых алгоритмов могут быть сортировка выбором (Selection Sort) и быстрая сортировка (Quick Sort).</text:p>
      <text:p text:style-name="P2"/>
      <text:p text:style-name="P2">4. Какой алгоритм сортировки называется сортировкой «на месте» (in-place)?</text:p>
      <text:p text:style-name="P2"/>
      <text:p text:style-name="P2">Алгоритм сортировки, который сортирует элементы массива только с использованием выделенной памяти под сам массив и его элементы.<text:line-break/><text:line-break/>Примерами таких алгоритмов являются:</text:p>
      <text:p text:style-name="P2"/>
      <text:p text:style-name="P2"><text:span text:style-name="T4">*</text:span> Сортировка пузырьком (Bubble Sort)</text:p>
      <text:p text:style-name="P2"><text:span text:style-name="T4">*</text:span> Сортировка вставками (Insertion Sort)</text:p>
      <text:p text:style-name="P2"><text:span text:style-name="T4">*</text:span> Сортировка выбором (Selection Sort)</text:p>
      <text:p text:style-name="P2"><text:span text:style-name="T4">*</text:span> Быстрая сортировка (Quick Sort)<text:line-break/><text:line-break/>5. Какая вычислительная сложность в худшем случае у реализованных вами алгоритмов?<text:line-break/><text:line-break/>Я реализовывал сортировки: <text:span text:style-name="T1">bubble sort, heap sort </text:span>и <text:span text:style-name="T1">counting sort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* Сортировка пузырьком (Bubble Sort) имеет квадратичную сложность в худшем случае O(n^2), так как в не<text:span text:style-name="T14">й</text:span> требуется выполнить n проходов по массиву, а на каждом проходе сравнивать и менять элементы, что приводит к квадратичному времени выполнения в худшем случае. Худший случай возникает, когда массив уже отсортирован в обратном порядке или содержит почти отсортированную последовательность.</text:p>
      <text:p text:style-name="P2"/>
      <text:p text:style-name="P2">* Пирамидальная сортировка (Heap Sort) имеет сложность по времени O(n log n) в худшем случае, так как построение пирамиды (heapify) требует O(n) операций, а затем процесс извлечения корня и перестройки пирамиды повторяется log n раз. Это приводит к общей сложности O(n log n) в худшем случае.<text:line-break/><text:line-break/>* Сортировка подсчетом (Counting Sort) имеет сложность O(n + k), где k - количество уникальных элементов в исходном массиве. В худшем случае k может быть очень большим когда все элементы массива различны, и тогда она может приблизиться к квадратичной сложности. Однако, если количество уникальных элементов k ограничено и существенно меньше n, то сложность остается линейной, что делает сортировку подсчетом эффективной для таких случаев.</text:p>
      <text:p text:style-name="P2"/>
      <text:p text:style-name="P3">6. Объясните поведение кривых на графиках, которые вы построили. Согласуются ли</text:p>
      <text:p text:style-name="P3">экспериментальные результаты с оценкой вычислительной сложности алгоритмов.</text:p>
      <text:p text:style-name="P3"/>
      <text:p text:style-name="P4"><text:span text:style-name="T11">Эксперименты согласуются с оценкой вычислительной сложности алгоритмов. Так как сложность </text:span><text:span text:style-name="T12">Bubble sort O(n ^ 2) – </text:span><text:span text:style-name="T11">сортировка выполнялась дольше всего и максимальное время на 1 млн элементов: </text:span><text:span text:style-name="T10">2676.8</text:span><text:span text:style-name="T7">4 секунд. <text:s/>Следующим идет </text:span><text:span text:style-name="T9">Heap sort, </text:span><text:span text:style-name="T7">т.к его сложность </text:span><text:span text:style-name="T9">O (n log n ), </text:span><text:span text:style-name="T7">максимальное время сортировки 1 млн элементов: 0.248</text:span><text:span text:style-name="T9"> </text:span><text:span text:style-name="T7">секунд. И самым быстрым была </text:span><text:span text:style-name="T9">Counting Sort, </text:span><text:span text:style-name="T7">т.к область значений элементов всего 100000 значений и не может быть случая, когда все элементы различны в массиве на 1 млн элементов → максимальное время выполнение сортировки 0.0084 секунд.</text:span></text:p>
      <text:p text:style-name="P4"><text:span text:style-name="T7"/></text:p>
      <text:p text:style-name="P6">7. Какие алгоритмы сортировки с вычислительной сложностью O(nlogn) для худшего слу-</text:p>
      <text:p text:style-name="P6">чая вам известны?</text:p>
      <text:p text:style-name="P5"><text:span text:style-name="T6"/></text:p>
      <text:p text:style-name="P6">* Сортировка слиянием (Merge Sort): разделяет список на две части, рекурсивно сортирует каждую часть, а затем объединяет их в отсортированный список. Временная сложность в худшем случае составляет O (n log n).</text:p>
      <text:p text:style-name="P5"><text:span text:style-name="T6"/></text:p>
      <text:p text:style-name="P6">* Быстрая сортировка (Quick Sort): Выбирает опорный элемент, разбивает массив на две части относительно опорного элемента: слева не больше опорного, справа не меньше опорного и все это повторяется рекурсивно. В худшем случае его временная сложность составляет O(n^2), но при правильном выборе опорного элемента она становится O(n log n).</text:p>
      <text:p text:style-name="P5"><text:span text:style-name="T6"/></text:p>
      <text:p text:style-name="P6">* Сортировка кучей (Heap Sort): создает бинарное дерево (кучу) и использует его для сортировки элементов. Его временная сложность в худшем случае также составляет O(n log n).</text:p>
      <text:p text:style-name="P5"><text:span text:style-name="T6"/></text:p>
      <text:p text:style-name="P6">8. Известны ли вам алгоритмы сортировки, работающие быстрее O(nlogn) для худшего</text:p>
      <text:p text:style-name="P6">случая?</text:p>
      <text:p text:style-name="P5"><text:span text:style-name="T6"/></text:p>
      <text:p text:style-name="P5"><text:span text:style-name="T6">Известны, например </text:span><text:span text:style-name="T8">Radix Sort.</text:span></text:p>
      <text:p text:style-name="P5"><text:span text:style-name="T6"/></text:p>
      <text:p text:style-name="P5"><text:soft-page-break/><text:span text:style-name="T6">* Алгоритм поразрядной сортировки (Radix Sort): В худшем случае время выполнения составляет O(nk), где k - количество разрядов в числах для сортировки. Этот алгоритм может быть эффективным для сортировки целых чисел или строк с фиксированным числом разрядо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2:51:34.259000000</meta:creation-date>
    <dc:date>2024-02-29T14:53:48.323000000</dc:date>
    <meta:editing-duration>PT1H23M4S</meta:editing-duration>
    <meta:editing-cycles>8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28" meta:word-count="707" meta:character-count="5067" meta:non-whitespace-character-count="4381"/>
  </office:meta>
</office:document-meta>
</file>